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2756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2.5902in"/>
    </style:style>
    <style:style style:name="co8" style:family="table-column">
      <style:table-column-properties fo:break-before="auto" style:column-width="0.2547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0.2307in"/>
    </style:style>
    <style:style style:name="co11" style:family="table-column">
      <style:table-column-properties fo:break-before="auto" style:column-width="0.198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1st_20_letter">
      <style:table-properties table:display="true" style:writing-mode="lr-tb"/>
    </style:style>
    <style:style style:name="ta2" style:family="table" style:master-page-name="PageStyle_5f_2nd_20_lett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1st letter'.B1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1st letter'.B1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1st letter'.B1"/>
    </style:style>
    <style:style style:name="ce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1st letter'.B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1st letter'.C1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1st letter'.C1"/>
    </style:style>
    <style:style style:name="ce1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1st letter'.C1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1st letter'.D1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1st letter'.D1"/>
    </style:style>
    <style:style style:name="ce1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1st letter'.D1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E1]))&gt;0)" style:apply-style-name="ConditionalStyle_5f_2" style:base-cell-address="'1st letter'.E1"/>
    </style:style>
    <style:style style:name="ce16" style:family="table-cell" style:parent-style-name="Default">
      <style:table-cell-properties style:rotation-align="none"/>
      <style:map style:condition="is-true-formula(LEN(TRIM([.E1]))&gt;0)" style:apply-style-name="ConditionalStyle_5f_2" style:base-cell-address="'1st letter'.E1"/>
    </style:style>
    <style:style style:name="ce1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E1]))&gt;0)" style:apply-style-name="ConditionalStyle_5f_2" style:base-cell-address="'1st letter'.E1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F1]))&gt;0)" style:apply-style-name="ConditionalStyle_5f_2" style:base-cell-address="'1st letter'.F1"/>
    </style:style>
    <style:style style:name="ce19" style:family="table-cell" style:parent-style-name="Default">
      <style:table-cell-properties style:rotation-align="none"/>
      <style:map style:condition="is-true-formula(LEN(TRIM([.F1]))&gt;0)" style:apply-style-name="ConditionalStyle_5f_2" style:base-cell-address="'1st letter'.F1"/>
    </style:style>
    <style:style style:name="ce2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F1]))&gt;0)" style:apply-style-name="ConditionalStyle_5f_2" style:base-cell-address="'1st letter'.F1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G1]))&gt;0)" style:apply-style-name="ConditionalStyle_5f_2" style:base-cell-address="'1st letter'.G1"/>
    </style:style>
    <style:style style:name="ce22" style:family="table-cell" style:parent-style-name="Default">
      <style:table-cell-properties style:rotation-align="none"/>
      <style:map style:condition="is-true-formula(LEN(TRIM([.G1]))&gt;0)" style:apply-style-name="ConditionalStyle_5f_2" style:base-cell-address="'1st letter'.G1"/>
    </style:style>
    <style:style style:name="ce2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G1]))&gt;0)" style:apply-style-name="ConditionalStyle_5f_2" style:base-cell-address="'1st letter'.G1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H1]))&gt;0)" style:apply-style-name="ConditionalStyle_5f_2" style:base-cell-address="'1st letter'.H1"/>
    </style:style>
    <style:style style:name="ce25" style:family="table-cell" style:parent-style-name="Default">
      <style:table-cell-properties style:rotation-align="none"/>
      <style:map style:condition="is-true-formula(LEN(TRIM([.H1]))&gt;0)" style:apply-style-name="ConditionalStyle_5f_2" style:base-cell-address="'1st letter'.H1"/>
    </style:style>
    <style:style style:name="ce2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H1]))&gt;0)" style:apply-style-name="ConditionalStyle_5f_2" style:base-cell-address="'1st letter'.H1"/>
    </style:style>
    <style:style style:name="ce27" style:family="table-cell" style:parent-style-name="Default">
      <style:map style:condition="is-true-formula(LEN(TRIM([.I6]))&gt;0)" style:apply-style-name="ConditionalStyle_5f_2" style:base-cell-address="'1st letter'.I6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2nd letter'.B1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2nd letter'.B1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2nd letter'.B1"/>
    </style:style>
    <style:style style:name="ce3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1)" style:apply-style-name="ConditionalStyle_5f_1" style:base-cell-address="'2nd letter'.B1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2nd letter'.C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2nd letter'.C1"/>
    </style:style>
    <style:style style:name="ce4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2)" style:apply-style-name="ConditionalStyle_5f_1" style:base-cell-address="'2nd letter'.C1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2nd letter'.D1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2nd letter'.D1"/>
    </style:style>
    <style:style style:name="ce4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4)=3)" style:apply-style-name="ConditionalStyle_5f_1" style:base-cell-address="'2nd letter'.D1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E1]))&gt;0)" style:apply-style-name="ConditionalStyle_5f_2" style:base-cell-address="'2nd letter'.E1"/>
    </style:style>
    <style:style style:name="ce46" style:family="table-cell" style:parent-style-name="Default">
      <style:table-cell-properties style:rotation-align="none"/>
      <style:map style:condition="is-true-formula(LEN(TRIM([.E1]))&gt;0)" style:apply-style-name="ConditionalStyle_5f_2" style:base-cell-address="'2nd letter'.E1"/>
    </style:style>
    <style:style style:name="ce4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E1]))&gt;0)" style:apply-style-name="ConditionalStyle_5f_2" style:base-cell-address="'2nd letter'.E1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F1]))&gt;0)" style:apply-style-name="ConditionalStyle_5f_2" style:base-cell-address="'2nd letter'.F1"/>
    </style:style>
    <style:style style:name="ce49" style:family="table-cell" style:parent-style-name="Default">
      <style:table-cell-properties style:rotation-align="none"/>
      <style:map style:condition="is-true-formula(LEN(TRIM([.F1]))&gt;0)" style:apply-style-name="ConditionalStyle_5f_2" style:base-cell-address="'2nd letter'.F1"/>
    </style:style>
    <style:style style:name="ce5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F1]))&gt;0)" style:apply-style-name="ConditionalStyle_5f_2" style:base-cell-address="'2nd letter'.F1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G1]))&gt;0)" style:apply-style-name="ConditionalStyle_5f_2" style:base-cell-address="'2nd letter'.G1"/>
    </style:style>
    <style:style style:name="ce52" style:family="table-cell" style:parent-style-name="Default">
      <style:table-cell-properties style:rotation-align="none"/>
      <style:map style:condition="is-true-formula(LEN(TRIM([.G1]))&gt;0)" style:apply-style-name="ConditionalStyle_5f_2" style:base-cell-address="'2nd letter'.G1"/>
    </style:style>
    <style:style style:name="ce5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G1]))&gt;0)" style:apply-style-name="ConditionalStyle_5f_2" style:base-cell-address="'2nd letter'.G1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H1]))&gt;0)" style:apply-style-name="ConditionalStyle_5f_2" style:base-cell-address="'2nd letter'.H1"/>
    </style:style>
    <style:style style:name="ce55" style:family="table-cell" style:parent-style-name="Default">
      <style:table-cell-properties style:rotation-align="none"/>
      <style:map style:condition="is-true-formula(LEN(TRIM([.H1]))&gt;0)" style:apply-style-name="ConditionalStyle_5f_2" style:base-cell-address="'2nd letter'.H1"/>
    </style:style>
    <style:style style:name="ce5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H1]))&gt;0)" style:apply-style-name="ConditionalStyle_5f_2" style:base-cell-address="'2nd letter'.H1"/>
    </style:style>
    <style:style style:name="ce57" style:family="table-cell" style:parent-style-name="Default">
      <style:map style:condition="is-true-formula(LEN(TRIM([.I6]))&gt;0)" style:apply-style-name="ConditionalStyle_5f_2" style:base-cell-address="'2nd letter'.I6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fo:color="#000000" style:font-name-complex="Arial" style:font-size-asian="11pt" style:font-size-complex="11pt" style:font-weight-asian="normal" style:font-weight-complex="normal" style:font-style-asian="normal" style:font-style-complex="normal" style:text-position="33% 58%"/>
    </style:style>
    <style:style style:name="T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fo:color="#000000" style:font-name-complex="Arial" style:font-size-asian="11pt" style:font-size-complex="11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style:font-name="Arial" style:text-position="33% 58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st lett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number-columns-repeated="2" table:default-cell-style-name="Default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6" table:number-columns-repeated="4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8" office:value-type="string" calcext:value-type="string">
            <text:p>k1</text:p>
          </table:table-cell>
          <table:table-cell table:style-name="ce28" office:value-type="string" calcext:value-type="string">
            <text:p>k2</text:p>
          </table:table-cell>
          <table:table-cell table:number-columns-repeated="5"/>
          <table:table-cell table:style-name="ce28" office:value-type="string" calcext:value-type="string">
            <text:p>k8</text:p>
          </table:table-cell>
          <table:table-cell table:number-columns-repeated="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4"/>
          <table:table-cell table:style-name="ce2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/>
          <table:table-cell table:style-name="ce1" office:value-type="string" calcext:value-type="string">
            <text:p>y1</text:p>
          </table:table-cell>
          <table:table-cell table:style-name="ce28" office:value-type="string" calcext:value-type="string">
            <text:p>y2</text:p>
          </table:table-cell>
          <table:table-cell table:number-columns-repeated="5"/>
          <table:table-cell table:style-name="ce28" office:value-type="string" calcext:value-type="string">
            <text:p>y8</text:p>
          </table:table-cell>
          <table:table-cell table:number-columns-repeated="4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<text:span text:style-name="T1">cyper’s 1</text:span><text:span text:style-name="T2">st</text:span><text:span text:style-name="T3"> number = 66 (01000010)</text:span>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text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8" office:value-type="string" calcext:value-type="string">
            <text:p>Letter=A</text:p>
          </table:table-cell>
          <table:table-cell table:number-columns-repeated="4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9"/>
          <table:table-cell table:style-name="ce28"/>
          <table:table-cell table:number-columns-repeated="4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11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style-name="ce28"/>
          <table:table-cell table:style-name="ce28" office:value-type="string" calcext:value-type="string">
            <text:p>there is k9</text:p>
          </table:table-cell>
          <table:table-cell table:number-columns-repeated="54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3">
          <table:table-cell table:style-name="ce1"/>
          <table:table-cell table:style-name="ce6"/>
          <table:table-cell table:style-name="ce9"/>
          <table:table-cell table:style-name="ce12"/>
          <table:table-cell table:style-name="ce15"/>
          <table:table-cell table:style-name="ce18"/>
          <table:table-cell table:style-name="ce21"/>
          <table:table-cell table:style-name="ce24"/>
          <table:table-cell table:number-columns-repeated="56"/>
        </table:table-row>
        <table:table-row table:style-name="ro1" table:number-rows-repeated="929">
          <table:table-cell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22"/>
          <table:table-cell table:style-name="ce25"/>
          <table:table-cell table:number-columns-repeated="56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1st letter'.B1:'1st letter'.B1000">
            <calcext:condition calcext:apply-style-name="ConditionalStyle_1" calcext:value="formula-is(MOD(ROW();4)=1)" calcext:base-cell-address="'1st letter'.B1"/>
          </calcext:conditional-format>
          <calcext:conditional-format calcext:target-range-address="'1st letter'.B1:'1st letter'.B1000">
            <calcext:condition calcext:apply-style-name="ConditionalStyle_2" calcext:value="formula-is(LEN(TRIM([.B1]))&gt;0)" calcext:base-cell-address="'1st letter'.B1"/>
          </calcext:conditional-format>
          <calcext:conditional-format calcext:target-range-address="'1st letter'.C1:'1st letter'.C1000">
            <calcext:condition calcext:apply-style-name="ConditionalStyle_1" calcext:value="formula-is(MOD(ROW();4)=2)" calcext:base-cell-address="'1st letter'.C1"/>
          </calcext:conditional-format>
          <calcext:conditional-format calcext:target-range-address="'1st letter'.C1:'1st letter'.C1000">
            <calcext:condition calcext:apply-style-name="ConditionalStyle_2" calcext:value="formula-is(LEN(TRIM([.C1]))&gt;0)" calcext:base-cell-address="'1st letter'.C1"/>
          </calcext:conditional-format>
          <calcext:conditional-format calcext:target-range-address="'1st letter'.E1:'1st letter'.E1000">
            <calcext:condition calcext:apply-style-name="ConditionalStyle_2" calcext:value="formula-is(LEN(TRIM([.E1]))&gt;0)" calcext:base-cell-address="'1st letter'.E1"/>
          </calcext:conditional-format>
          <calcext:conditional-format calcext:target-range-address="'1st letter'.F1:'1st letter'.F1000">
            <calcext:condition calcext:apply-style-name="ConditionalStyle_2" calcext:value="formula-is(LEN(TRIM([.F1]))&gt;0)" calcext:base-cell-address="'1st letter'.F1"/>
          </calcext:conditional-format>
          <calcext:conditional-format calcext:target-range-address="'1st letter'.G1:'1st letter'.G1000">
            <calcext:condition calcext:apply-style-name="ConditionalStyle_2" calcext:value="formula-is(LEN(TRIM([.G1]))&gt;0)" calcext:base-cell-address="'1st letter'.G1"/>
          </calcext:conditional-format>
          <calcext:conditional-format calcext:target-range-address="'1st letter'.H1:'1st letter'.H1000">
            <calcext:condition calcext:apply-style-name="ConditionalStyle_2" calcext:value="formula-is(LEN(TRIM([.H1]))&gt;0)" calcext:base-cell-address="'1st letter'.H1"/>
          </calcext:conditional-format>
          <calcext:conditional-format calcext:target-range-address="'1st letter'.B1:'1st letter'.B1">
            <calcext:condition calcext:apply-style-name="ConditionalStyle_2" calcext:value="formula-is(LEN(TRIM([.B1]))&gt;0)" calcext:base-cell-address="'1st letter'.B1"/>
          </calcext:conditional-format>
          <calcext:conditional-format calcext:target-range-address="'1st letter'.I6:'1st letter'.J6">
            <calcext:condition calcext:apply-style-name="ConditionalStyle_2" calcext:value="formula-is(LEN(TRIM([.I6]))&gt;0)" calcext:base-cell-address="'1st letter'.I6"/>
          </calcext:conditional-format>
          <calcext:conditional-format calcext:target-range-address="'1st letter'.D1:'1st letter'.D1000">
            <calcext:condition calcext:apply-style-name="ConditionalStyle_1" calcext:value="formula-is(MOD(ROW();4)=3)" calcext:base-cell-address="'1st letter'.D1"/>
          </calcext:conditional-format>
        </calcext:conditional-formats>
      </table:table>
      <table:table table:name="2nd letter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6" table:number-columns-repeated="4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k9</text:p>
          </table:table-cell>
          <table:table-cell table:style-name="ce28" office:value-type="string" calcext:value-type="string">
            <text:p>k10</text:p>
          </table:table-cell>
          <table:table-cell table:number-columns-repeated="5"/>
          <table:table-cell table:style-name="ce28" office:value-type="string" calcext:value-type="string">
            <text:p>k16</text:p>
          </table:table-cell>
          <table:table-cell table:number-columns-repeated="4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5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7"/>
          <table:table-cell/>
          <table:table-cell table:style-name="ce1" office:value-type="string" calcext:value-type="string">
            <text:p>y9</text:p>
          </table:table-cell>
          <table:table-cell table:style-name="ce28" office:value-type="string" calcext:value-type="string">
            <text:p>y10</text:p>
          </table:table-cell>
          <table:table-cell table:number-columns-repeated="5"/>
          <table:table-cell table:style-name="ce28" office:value-type="string" calcext:value-type="string">
            <text:p>y16</text:p>
          </table:table-cell>
          <table:table-cell table:number-columns-repeated="4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<text:span text:style-name="T4">cyper’s 2</text:span><text:span text:style-name="T5">nd</text:span><text:span text:style-name="T6"> number = 154 (10011010)</text:span>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2"/>
          <table:table-cell table:style-name="ce1"/>
          <table:table-cell table:number-columns-repeated="5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ext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8" office:value-type="string" calcext:value-type="string">
            <text:p>Letter=T</text:p>
          </table:table-cell>
          <table:table-cell table:number-columns-repeated="4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5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28"/>
          <table:table-cell table:style-name="ce1"/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28"/>
          <table:table-cell table:number-columns-repeated="5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28"/>
          <table:table-cell table:number-columns-repeated="5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3"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28" office:value-type="string" calcext:value-type="string">
            <text:p>there is k17</text:p>
          </table:table-cell>
          <table:table-cell table:number-columns-repeated="55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3">
          <table:table-cell table:style-name="ce1"/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number-columns-repeated="56"/>
        </table:table-row>
        <table:table-row table:style-name="ro1" table:number-rows-repeated="929">
          <table:table-cell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number-columns-repeated="56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nd letter'.B1:'2nd letter'.B1000">
            <calcext:condition calcext:apply-style-name="ConditionalStyle_1" calcext:value="formula-is(MOD(ROW();4)=1)" calcext:base-cell-address="'2nd letter'.B1"/>
          </calcext:conditional-format>
          <calcext:conditional-format calcext:target-range-address="'2nd letter'.B1:'2nd letter'.B1000">
            <calcext:condition calcext:apply-style-name="ConditionalStyle_2" calcext:value="formula-is(LEN(TRIM([.B1]))&gt;0)" calcext:base-cell-address="'2nd letter'.B1"/>
          </calcext:conditional-format>
          <calcext:conditional-format calcext:target-range-address="'2nd letter'.C1:'2nd letter'.C1000">
            <calcext:condition calcext:apply-style-name="ConditionalStyle_1" calcext:value="formula-is(MOD(ROW();4)=2)" calcext:base-cell-address="'2nd letter'.C1"/>
          </calcext:conditional-format>
          <calcext:conditional-format calcext:target-range-address="'2nd letter'.C1:'2nd letter'.C1000">
            <calcext:condition calcext:apply-style-name="ConditionalStyle_2" calcext:value="formula-is(LEN(TRIM([.C1]))&gt;0)" calcext:base-cell-address="'2nd letter'.C1"/>
          </calcext:conditional-format>
          <calcext:conditional-format calcext:target-range-address="'2nd letter'.E1:'2nd letter'.E1000">
            <calcext:condition calcext:apply-style-name="ConditionalStyle_2" calcext:value="formula-is(LEN(TRIM([.E1]))&gt;0)" calcext:base-cell-address="'2nd letter'.E1"/>
          </calcext:conditional-format>
          <calcext:conditional-format calcext:target-range-address="'2nd letter'.F1:'2nd letter'.F1000">
            <calcext:condition calcext:apply-style-name="ConditionalStyle_2" calcext:value="formula-is(LEN(TRIM([.F1]))&gt;0)" calcext:base-cell-address="'2nd letter'.F1"/>
          </calcext:conditional-format>
          <calcext:conditional-format calcext:target-range-address="'2nd letter'.G1:'2nd letter'.G1000">
            <calcext:condition calcext:apply-style-name="ConditionalStyle_2" calcext:value="formula-is(LEN(TRIM([.G1]))&gt;0)" calcext:base-cell-address="'2nd letter'.G1"/>
          </calcext:conditional-format>
          <calcext:conditional-format calcext:target-range-address="'2nd letter'.H1:'2nd letter'.H1000">
            <calcext:condition calcext:apply-style-name="ConditionalStyle_2" calcext:value="formula-is(LEN(TRIM([.H1]))&gt;0)" calcext:base-cell-address="'2nd letter'.H1"/>
          </calcext:conditional-format>
          <calcext:conditional-format calcext:target-range-address="'2nd letter'.B1:'2nd letter'.B1">
            <calcext:condition calcext:apply-style-name="ConditionalStyle_2" calcext:value="formula-is(LEN(TRIM([.B1]))&gt;0)" calcext:base-cell-address="'2nd letter'.B1"/>
          </calcext:conditional-format>
          <calcext:conditional-format calcext:target-range-address="'2nd letter'.I6:'2nd letter'.I6">
            <calcext:condition calcext:apply-style-name="ConditionalStyle_2" calcext:value="formula-is(LEN(TRIM([.I6]))&gt;0)" calcext:base-cell-address="'2nd letter'.I6"/>
          </calcext:conditional-format>
          <calcext:conditional-format calcext:target-range-address="'2nd letter'.D1:'2nd letter'.D1000">
            <calcext:condition calcext:apply-style-name="ConditionalStyle_1" calcext:value="formula-is(MOD(ROW();4)=3)" calcext:base-cell-address="'2nd letter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6aa84f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letter" style:display-name="PageStyle_1st le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d_20_letter" style:display-name="PageStyle_2nd let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en-US</dc:language>
    <dc:date>2020-01-09T13:42:06</dc:date>
    <meta:editing-cycles>1</meta:editing-cycles>
    <meta:editing-duration>PT1M</meta:editing-duration>
    <meta:generator>LibreOffice/6.3.4.2.0$Linux_X86_64 LibreOffice_project/30$Build-2</meta:generator>
    <meta:document-statistic meta:table-count="2" meta:cell-count="493" meta:object-count="0"/>
  </office:meta>
</office:document-meta>
</file>